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196cm" table:align="left"/>
    </style:style>
    <style:style style:name="Table1.A" style:family="table-column">
      <style:table-column-properties style:column-width="5.196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9715" officeooo:paragraph-rsid="00009715"/>
    </style:style>
    <style:style style:name="P2" style:family="paragraph" style:parent-style-name="Standard" style:list-style-name="L1">
      <style:text-properties officeooo:rsid="00009715" officeooo:paragraph-rsid="00009715"/>
    </style:style>
    <style:style style:name="P3" style:family="paragraph" style:parent-style-name="Standard" style:list-style-name="L2">
      <style:text-properties officeooo:rsid="00009715" officeooo:paragraph-rsid="00009715"/>
    </style:style>
    <style:style style:name="P4" style:family="paragraph" style:parent-style-name="Table_20_Contents">
      <style:text-properties officeooo:rsid="0001ceb0" officeooo:paragraph-rsid="0001ceb0"/>
    </style:style>
    <style:style style:name="T1" style:family="text">
      <style:text-properties officeooo:rsid="000403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culate the mean and standard <text:span text:style-name="T1">deviation</text:span> of a set of real numbers from a text file.</text:p>
      <text:p text:style-name="P1"/>
      <text:p text:style-name="P1">Task one:</text:p>
      <text:p text:style-name="P1"/>
      <text:list xml:id="list1200351869236779193" text:style-name="L1">
        <text:list-item>
          <text:p text:style-name="P2">Search how to import data from a file</text:p>
        </text:list-item>
        <text:list-item>
          <text:p text:style-name="P2">Code program to import data from a file</text:p>
        </text:list-item>
        <text:list-item>
          <text:p text:style-name="P2">Design HTML to display the data and results</text:p>
        </text:list-item>
      </text:list>
      <text:p text:style-name="P1"/>
      <text:p text:style-name="P1">How big? - 120 lines of code (based on previous experience)</text:p>
      <text:p text:style-name="P1">How long? - 90 Minutes</text:p>
      <text:p text:style-name="P1"/>
      <text:p text:style-name="P1">Task 2</text:p>
      <text:p text:style-name="P1"/>
      <text:list xml:id="list7095592137657601866" text:style-name="L2">
        <text:list-item>
          <text:p text:style-name="P3">Refresh our understanding of Standard deviation calculation.</text:p>
        </text:list-item>
        <text:list-item>
          <text:p text:style-name="P3">Code the calculation of mean</text:p>
        </text:list-item>
        <text:list-item>
          <text:p text:style-name="P3">code the calculation of standard deviation</text:p>
        </text:list-item>
      </text:list>
      <text:p text:style-name="P1"/>
      <text:p text:style-name="P1">How big? - 50 lines of code (based on previous experience)</text:p>
      <text:p text:style-name="P1">How long? - 100 Minutes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Calculator</text:p>
          </table:table-cell>
        </table:table-row>
        <table:table-row>
          <table:table-cell table:style-name="Table1.A2" office:value-type="string">
            <text:p text:style-name="P4">Data – Array</text:p>
            <text:p text:style-name="P4">sumData – number</text:p>
            <text:p text:style-name="P4">mean – number</text:p>
            <text:p text:style-name="P4">standardDeviation – number</text:p>
            <text:p text:style-name="P4">sumSq – number</text:p>
          </table:table-cell>
        </table:table-row>
        <table:table-row>
          <table:table-cell table:style-name="Table1.A2" office:value-type="string">
            <text:p text:style-name="P4">getMean()</text:p>
            <text:p text:style-name="P4">getDataMinusMeanSq()</text:p>
            <text:p text:style-name="P4">getStandardDeviation()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9:54:51.777000000</meta:creation-date>
    <dc:date>2016-03-17T13:38:13.712000000</dc:date>
    <meta:editing-duration>P1DT3H28M11S</meta:editing-duration>
    <meta:editing-cycles>3</meta:editing-cycles>
    <meta:generator>LibreOffice/5.0.3.2$Windows_x86 LibreOffice_project/e5f16313668ac592c1bfb310f4390624e3dbfb75</meta:generator>
    <meta:document-statistic meta:table-count="1" meta:image-count="0" meta:object-count="0" meta:page-count="1" meta:paragraph-count="22" meta:word-count="114" meta:character-count="664" meta:non-whitespace-character-count="573"/>
  </office:meta>
</office:document-meta>
</file>